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AdviceLastTests.afterAdviceIsInvokedLast( @ Autowired Echo echo , @ Autowired AfterAdviceLast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fterAdviceLastAspec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FirstConfig.ech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.echo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terAdviceLastAspect.afterThrow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FirstAspect.afterRetu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FirstAspect.ech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AdviceLastAspect.ech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AdviceFirstAspect.around( ProceedingJoinPoint join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terAdviceLastConfig.ech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FirstTests.afterAdviceIsInvokedLast( @ Autowired Echo echo , @ Autowired AfterAdviceFirstAspect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fterAdviceFirstAspec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FirstAspec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FirstAspect.afterThrow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FirstConfig.echo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LastConfig.echo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LastAspect.around( ProceedingJoinPoint join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terAdviceLastAspect.afterRetu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AdviceLastAspec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